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8284" calcext:value-type="float">
            <text:p>12.17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9284" calcext:value-type="float">
            <text:p>12.55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0724" calcext:value-type="float">
            <text:p>12.65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